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Git Repository Description</text:p>
      <text:p text:style-name="Standard"/>
      <text:p text:style-name="Standard"><text:s text:c="2"/>Multi-Business Management Platform</text:p>
      <text:p text:style-name="Standard"/>
      <text:p text:style-name="Standard"><text:s text:c="2"/>A comprehensive Next.js 15 TypeScript application for managing multiple business</text:p>
      <text:p text:style-name="Standard"><text:s text:c="2"/>operations including personal finance, construction projects, restaurant management,</text:p>
      <text:p text:style-name="Standard"><text:s text:c="2"/>grocery inventory, clothing retail, and hardware operations. Features unified project</text:p>
      <text:p text:style-name="Standard"><text:s text:c="2"/>management, contractor payments, expense tracking, user permissions, audit logging, and</text:p>
      <text:p text:style-name="Standard"><text:s text:c="2"/>cross-business financial integration with support for loans, budgets, and real-time</text:p>
      <text:p text:style-name="Standard"><text:s text:c="2"/>transaction processing.</text:p>
      <text:p text:style-name="Standard"/>
      <text:p text:style-name="Standard"><text:s/>Next.js 15 TypeScript multi-business management platform. Handles personal finance,</text:p>
      <text:p text:style-name="Standard"><text:s text:c="2"/>construction, restaurant, grocery, clothing &amp; hardware operations. Features unified</text:p>
      <text:p text:style-name="Standard"><text:s text:c="2"/>project management, contractor payments, expense tracking, permissions, audit logs &amp;</text:p>
      <text:p text:style-name="Standard"><text:s text:c="2"/>cross-business integr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3:15:06.771000000</meta:creation-date>
    <dc:date>2025-09-20T23:15:36.156000000</dc:date>
    <meta:editing-duration>PT29S</meta:editing-duration>
    <meta:editing-cycles>1</meta:editing-cycles>
    <meta:document-statistic meta:table-count="0" meta:image-count="0" meta:object-count="0" meta:page-count="1" meta:paragraph-count="12" meta:word-count="86" meta:character-count="802" meta:non-whitespace-character-count="705"/>
    <meta:generator>LibreOffice/24.2.4.2$Windows_X86_64 LibreOffice_project/51a6219feb6075d9a4c46691dcfe0cd9c4fff3c2</meta:generator>
  </office:meta>
</office:document-meta>
</file>